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row>
              <mover accent="true">
                <mstyle mathvariant="bold">
                  <mrow>
                    <mi>L</mi>
                  </mrow>
                </mstyle>
                <mo stretchy="false">̂</mo>
              </mover>
              <mo stretchy="false">=</mo>
              <mrow>
                <mover accent="true">
                  <mstyle mathvariant="bold">
                    <mrow>
                      <mi>r</mi>
                    </mrow>
                  </mstyle>
                  <mo stretchy="false">̂</mo>
                </mover>
                <mo stretchy="false">×</mo>
                <mover accent="true">
                  <mstyle mathvariant="bold">
                    <mrow>
                      <mi>p</mi>
                    </mrow>
                  </mstyle>
                  <mo stretchy="false">̂</mo>
                </mover>
              </mrow>
            </mrow>
          </mrow>
        </mtd>
      </mtr>
      <mtr>
        <mtd>
          <mrow>
            <mrow>
              <msub>
                <mrow>
                  <mover accent="true">
                    <mstyle mathvariant="bold">
                      <mrow>
                        <mi>L</mi>
                      </mrow>
                    </mstyle>
                    <mo stretchy="false">̂</mo>
                  </mover>
                </mrow>
                <mi>i</mi>
              </msub>
              <mo stretchy="false">=</mo>
              <mrow>
                <munder>
                  <mo stretchy="false">∑</mo>
                  <mrow>
                    <mi>m</mi>
                    <mi>,</mi>
                    <mi>n</mi>
                  </mrow>
                </munder>
                <msub>
                  <mo stretchy="false">ε</mo>
                  <mrow>
                    <mi mathvariant="italic">imn</mi>
                  </mrow>
                </msub>
              </mrow>
            </mrow>
            <msub>
              <mrow>
                <mover accent="true">
                  <mi>x</mi>
                  <mo stretchy="false">̂</mo>
                </mover>
              </mrow>
              <mi>m</mi>
            </msub>
            <msub>
              <mrow>
                <mover accent="true">
                  <mi>p</mi>
                  <mo stretchy="false">̂</mo>
                </mover>
              </mrow>
              <mi>n</mi>
            </msub>
          </mrow>
        </mtd>
      </mtr>
    </mtable>
    <annotation encoding="StarMath 5.0">hat bold L = hat bold r times hat bold p newline
{hat bold L}_i = sum from {m,n} %ivarepsilon _{imn} {hat x}_m {hat p}_n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5T13:07:06.335000000</meta:creation-date>
    <meta:generator>LibreOffice/4.1.4.2$Windows_x86 LibreOffice_project/0a0440ccc0227ad9829de5f46be37cfb6edcf72</meta:generator>
  </office:meta>
</office:document-meta>
</file>